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JDBC: pustaka API untuk terhubung dan mengeksekusi query pada basis data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Connection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mahasiswa' di mysql dengan struktur berikut :</text:p>
                <text:p/>
                <text:p/>
                <text:p/>
              </text:list-item>
              <text:list-item>
                <text:p>Entry data berikut :</text:p>
              </text:list-item>
            </text:list>
          </draw:text-box>
        </draw:frame>
        <draw:frame draw:style-name="standard" draw:layer="layout" svg:width="14.097cm" svg:height="2.915cm" svg:x="3.165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ipe</text:p>
              </table:table-cell>
              <table:table-cell table:style-name="ce2">
                <text:p text:style-name="P2">ket</text:p>
              </table:table-cell>
            </table:table-row>
            <table:table-row table:style-name="ro1" table:default-cell-style-name="ce2">
              <table:table-cell>
                <text:p>nim</text:p>
              </table:table-cell>
              <table:table-cell>
                <text:p>varchar(5)</text:p>
              </table:table-cell>
              <table:table-cell>
                <text:p>Primary key</text:p>
              </table:table-cell>
            </table:table-row>
            <table:table-row table:style-name="ro1" table:default-cell-style-name="ce2">
              <table:table-cell>
                <text:p>nama</text:p>
              </table:table-cell>
              <table:table-cell>
                <text:p>varchar(50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915cm" svg:x="5.777cm" svg:y="12.67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NIM</text:p>
              </table:table-cell>
              <table:table-cell>
                <text:p text:style-name="P2">NAMA</text:p>
              </table:table-cell>
            </table:table-row>
            <table:table-row table:style-name="ro1" table:default-cell-style-name="ce2">
              <table:table-cell>
                <text:p>17001</text:p>
              </table:table-cell>
              <table:table-cell>
                <text:p>tamami</text:p>
              </table:table-cell>
            </table:table-row>
            <table:table-row table:style-name="ro1" table:default-cell-style-name="ce2">
              <table:table-cell>
                <text:p>17002</text:p>
              </table:table-cell>
              <table:table-cell>
                <text:p>ok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Lanjut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Contoh 5 langkah Java akses DB :</text:p>
              </text:list-header>
              <text:list-item>
                <text:p>Query select</text:p>
              </text:list-item>
              <text:list-item>
                <text:p>Query insert</text:p>
              </text:list-item>
              <text:list-item>
                <text:p>Query update</text:p>
              </text:list-item>
              <text:list-item>
                <text:p>Query delet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Not only SQL, karena memiliki mekanisme menyimpan dan mengembalikan data yang berbeda dengan basis data relasional, walau sebetulnya masih mendukung bahasa query SQ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Graph Store : basis data yang informasinya cocok disimpan dalam struktur data grafik, contoh: jalur transportasi publik, peta jalan, pertemanan.</text:p>
              </text:list-item>
              <text:list-item>
                <text:p>Key-Value : ini jenis paling sederhana dari NoSQL, karena hanya berisi pasangan key – value, sama seperti HashMap di Java</text:p>
              </text:list-item>
              <text:list-item>
                <text:p>Document-base : Seperti namanya, ini adalah pasangan key dengan data struktur yang komplek yang disebut Doc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ngo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Document-bas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5T22:29:50.606443544</dc:date>
    <meta:editing-duration>PT23H25M40S</meta:editing-duration>
    <meta:editing-cycles>54</meta:editing-cycles>
    <meta:generator>LibreOffice/4.2.8.2$Linux_X86_64 LibreOffice_project/420m0$Build-2</meta:generator>
    <dc:creator>P Tamami</dc:creator>
    <meta:document-statistic meta:object-count="80"/>
  </office:meta>
</office:document-meta>
</file>